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  <style:text-properties fo:font-variant="normal" fo:text-transform="none" fo:color="#222426" style:font-name="Arial1" fo:font-size="11.2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  <style:text-properties fo:font-variant="normal" fo:text-transform="none" fo:color="#222426" style:font-name="Arial1" fo:font-size="11.25pt" fo:letter-spacing="normal" fo:font-style="normal" fo:font-weight="normal"/>
    </style:style>
    <style:style style:name="T1" style:family="text">
      <style:text-properties fo:font-variant="normal" fo:text-transform="none" fo:color="#222426" style:font-name="Arial1" fo:font-size="11.25pt" fo:letter-spacing="normal" fo:font-style="normal" fo:font-weight="normal"/>
    </style:style>
    <style:style style:name="T2" style:family="text">
      <style:text-properties fo:font-variant="normal" fo:text-transform="none" fo:color="#222426" style:font-name="Consolas" fo:font-size="9.75pt" fo:letter-spacing="normal" fo:font-style="normal" fo:font-weight="normal" fo:background-color="#eeeeee"/>
    </style:style>
    <style:style style:name="T3" style:family="text">
      <style:text-properties style:font-name="Helvetica Ne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</text:p>
      <text:p text:style-name="P1"><text:span text:style-name="T3">As soon as you make something public, external classes</text:span> can access it</text:p>
      <text:p text:style-name="P1"/>
      <text:p text:style-name="P1"/>
      <text:p text:style-name="P1">Static</text:p>
      <text:p text:style-name="P1">One rule-of-thumb: ask yourself "does it make sense to call this method, even if no Obj has been constructed yet?" If so, it should definitely be static.</text:p>
      <text:p text:style-name="P2"><text:span text:style-name="T1">So in a class </text:span><text:span text:style-name="Source_20_Text"><text:span text:style-name="T2">Car</text:span></text:span><text:span text:style-name="T1"> you might have a method </text:span><text:span text:style-name="Source_20_Text"><text:span text:style-name="T2">double convertMpgToKpl(double mpg)</text:span></text:span><text:span text:style-name="T1"> which would be static, because one might want to know what 35mpg converts to, even if nobody has ever built a Car. But </text:span><text:span text:style-name="Source_20_Text"><text:span text:style-name="T2">void setMileage(double mpg)</text:span></text:span><text:span text:style-name="T1"> (which sets the efficiency of one particular Car) can't be static since it's inconceivable to call the method before any Car has been constructed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34S</meta:editing-duration>
    <meta:editing-cycles>5</meta:editing-cycles>
    <meta:generator>OpenOffice/4.1.1$Win32 OpenOffice.org_project/411m6$Build-9775</meta:generator>
    <dc:date>2016-01-15T09:26:38.31</dc:date>
    <meta:document-statistic meta:table-count="0" meta:image-count="0" meta:object-count="0" meta:page-count="1" meta:paragraph-count="5" meta:word-count="104" meta:character-count="603"/>
    <meta:user-defined meta:name="Info 1"/>
    <meta:user-defined meta:name="Info 2"/>
    <meta:user-defined meta:name="Info 3"/>
    <meta:user-defined meta:name="Info 4"/>
  </office:meta>
</office:document-meta>
</file>